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08cm" draw:fill-color="#ffffff"/>
    </style:style>
    <style:style style:name="gr8"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875cm" svg:y="-5cm"/>
          <draw:glue-point draw:id="5" svg:x="5cm" svg:y="-5cm"/>
          <draw:glue-point draw:id="6" svg:x="0.562cm" svg:y="-5cm"/>
          <draw:glue-point draw:id="7" svg:x="-5cm" svg:y="5cm"/>
          <draw:glue-point draw:id="8" svg:x="3.869cm" svg:y="5cm"/>
          <draw:glue-point draw:id="9" svg:x="-0.566cm" svg:y="5cm"/>
          <draw:glue-point draw:id="10" svg:x="-5cm" svg:y="-3.933cm"/>
          <draw:glue-point draw:id="11" svg:x="-5cm" svg:y="0.533cm"/>
          <draw:glue-point draw:id="12" svg:x="5cm" svg:y="3.851cm"/>
          <draw:glue-point draw:id="13" svg:x="5cm" svg:y="-0.574cm"/>
          <draw:glue-point draw:id="14" svg:x="-0.001cm" svg:y="-0.012cm"/>
          <draw:polygon draw:style-name="gr1" draw:layer="layout" svg:width="1.796cm" svg:height="1.787cm" svg:x="0cm" svg:y="0.213cm" svg:viewBox="0 0 1797 1788" draw:points="0,0 0,1788 1797,1788 1797,0">
            <text:p/>
          </draw:polygon>
          <draw:polygon draw:style-name="gr2" draw:layer="layout" svg:width="1.796cm" svg:height="1.787cm" svg:x="0cm" svg:y="0.213cm" svg:viewBox="0 0 1797 1788" draw:points="0,0 0,1788 1797,1788 1797,0">
            <text:p/>
          </draw:polygon>
          <draw:polygon draw:style-name="gr3" draw:layer="layout" svg:width="2.025cm" svg:height="0.213cm" svg:x="0cm" svg:y="0cm" svg:viewBox="0 0 2026 214" draw:points="0,214 227,0 2026,0 1796,214">
            <text:p/>
          </draw:polygon>
          <draw:polygon draw:style-name="gr2" draw:layer="layout" svg:width="2.025cm" svg:height="0.213cm" svg:x="0cm" svg:y="0cm" svg:viewBox="0 0 2026 214" draw:points="0,214 227,0 2026,0 1796,214">
            <text:p/>
          </draw:polygon>
          <draw:polygon draw:style-name="gr4" draw:layer="layout" svg:width="0.229cm" svg:height="1.983cm" svg:x="1.796cm" svg:y="0cm" svg:viewBox="0 0 230 1984" draw:points="0,213 230,0 230,1770 0,1984">
            <text:p/>
          </draw:polygon>
          <draw:polygon draw:style-name="gr2" draw:layer="layout" svg:width="0.229cm" svg:height="1.983cm" svg:x="1.796cm" svg:y="0cm" svg:viewBox="0 0 230 1984" draw:points="0,213 230,0 230,1770 0,1984">
            <text:p/>
          </draw:polygon>
          <draw:polygon draw:style-name="gr5" draw:layer="layout" svg:width="0.457cm" svg:height="0.82cm" svg:x="0.425cm" svg:y="0.295cm" svg:viewBox="0 0 458 821" draw:points="163,821 163,279 0,279 228,0 458,279 277,279 277,623">
            <text:p/>
          </draw:polygon>
          <draw:polygon draw:style-name="gr5" draw:layer="layout" svg:width="0.815cm" svg:height="0.459cm" svg:x="0.915cm" svg:y="0.59cm" svg:viewBox="0 0 816 460" draw:points="0,164 538,164 538,0 816,230 538,460 538,296 179,296">
            <text:p/>
          </draw:polygon>
          <draw:polygon draw:style-name="gr5" draw:layer="layout" svg:width="0.474cm" svg:height="0.803cm" svg:x="0.963cm" svg:y="1.115cm" svg:viewBox="0 0 475 804" draw:points="311,0 311,525 475,525 245,804 0,525 180,525 180,180 163,180">
            <text:p/>
          </draw:polygon>
          <draw:polygon draw:style-name="gr5" draw:layer="layout" svg:width="0.816cm" svg:height="0.459cm" svg:x="0.114cm" svg:y="1.18cm" svg:viewBox="0 0 817 460" draw:points="817,295 278,295 278,460 0,229 278,0 278,163 637,163">
            <text:p/>
          </draw:polygon>
          <draw:polygon draw:style-name="gr6" draw:layer="layout" svg:width="0.686cm" svg:height="0.72cm" svg:x="0.584cm" svg:y="0.752cm" svg:viewBox="0 0 687 721" draw:points="687,360 685,392 681,425 674,456 665,487 652,517 638,545 621,572 602,598 580,621 557,642 532,661 506,678 478,692 449,703 419,712 389,718 359,721 327,721 297,718 267,712 237,703 208,692 180,678 154,661 129,642 106,621 84,598 65,572 48,545 34,517 21,487 12,456 5,425 1,392 0,360 1,328 5,295 12,264 21,233 34,203 48,175 65,148 84,122 106,99 129,78 154,59 180,42 208,28 237,17 267,8 297,2 327,0 359,0 389,2 419,8 449,17 478,28 506,42 532,59 557,78 580,99 602,122 621,148 638,175 652,203 665,233 674,264 681,295 685,328 687,360 572,360 571,339 568,317 564,296 557,275 549,256 539,237 528,219 515,202 501,186 486,172 469,159 451,148 433,139 414,131 394,126 374,122 353,120 333,120 312,122 292,126 272,131 253,139 235,148 217,159 200,172 185,186 171,202 158,219 147,237 137,256 129,275 122,296 118,317 115,339 114,360 115,381 118,403 122,424 129,445 137,464 147,483 158,501 171,518 185,534 200,548 217,561 235,572 253,581 272,589 292,594 312,598 333,600 353,600 374,598 394,594 414,589 433,581 451,572 469,561 486,548 501,534 515,518 528,501 539,483 549,464 557,445 564,424 568,403 571,381 572,360">
            <text:p/>
          </draw:polygon>
          <draw:polygon draw:style-name="gr7" draw:layer="layout" svg:width="0.457cm" svg:height="0.819cm" svg:x="0.441cm" svg:y="0.312cm" svg:viewBox="0 0 458 820" draw:points="163,820 163,278 0,278 229,0 458,278 277,278 277,623">
            <text:p/>
          </draw:polygon>
          <draw:polygon draw:style-name="gr7" draw:layer="layout" svg:width="0.817cm" svg:height="0.459cm" svg:x="0.93cm" svg:y="0.606cm" svg:viewBox="0 0 818 460" draw:points="0,164 539,164 539,0 818,229 539,460 539,295 180,295">
            <text:p/>
          </draw:polygon>
          <draw:polygon draw:style-name="gr7" draw:layer="layout" svg:width="0.474cm" svg:height="0.804cm" svg:x="0.979cm" svg:y="1.13cm" svg:viewBox="0 0 475 805" draw:points="311,0 311,525 475,525 245,805 0,525 180,525 180,180 164,180">
            <text:p/>
          </draw:polygon>
          <draw:polygon draw:style-name="gr7" draw:layer="layout" svg:width="0.816cm" svg:height="0.459cm" svg:x="0.13cm" svg:y="1.196cm" svg:viewBox="0 0 817 460" draw:points="817,295 277,295 277,460 0,230 277,0 277,164 637,164">
            <text:p/>
          </draw:polygon>
          <draw:polygon draw:style-name="gr8" draw:layer="layout" svg:width="0.686cm" svg:height="0.72cm" svg:x="0.604cm" svg:y="0.771cm" svg:viewBox="0 0 687 721" draw:points="687,360 685,392 681,425 674,456 665,487 652,517 638,545 621,572 602,598 580,621 557,642 532,661 506,678 478,692 449,703 419,712 389,718 359,721 327,721 297,718 267,712 237,703 208,692 180,678 154,661 129,642 106,621 84,598 65,572 48,545 34,517 21,487 12,456 5,425 1,392 0,360 1,328 5,295 12,264 21,233 34,203 48,175 65,148 84,122 106,99 129,78 154,59 180,42 208,28 237,17 267,8 297,2 327,0 359,0 389,2 419,8 449,17 478,28 506,42 532,59 557,78 580,99 602,122 621,148 638,175 652,203 665,233 674,264 681,295 685,328 687,360 572,360 571,339 568,317 564,296 557,275 549,256 539,237 528,219 515,202 501,186 486,172 469,159 451,148 433,139 414,131 394,126 374,122 353,120 333,120 312,122 292,126 272,131 253,139 235,148 217,159 200,172 185,186 171,202 158,219 147,237 137,256 129,275 122,296 118,317 115,339 114,360 115,381 118,403 122,424 129,445 137,464 147,483 158,501 171,518 185,534 200,548 217,561 235,572 253,581 272,589 292,594 312,598 333,600 353,600 374,598 394,594 414,589 433,581 451,572 469,561 486,548 501,534 515,518 528,501 539,483 549,464 557,445 564,424 568,403 571,381 572,36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ccess server</dc:title>
    <meta:creation-date>2011-02-07T16:37:06</meta:creation-date>
    <meta:editing-duration>P0D</meta:editing-duration>
    <meta:editing-cycles>1</meta:editing-cycles>
    <meta:document-statistic meta:object-count="17"/>
    <meta:generator>OpenOffice.org/3.3$Linux OpenOffice.org_project/330m20$Build-9567</meta:generator>
  </office:meta>
</office:document-meta>
</file>